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text-properties fo:font-size="72pt" style:font-size-asian="72pt" style:font-size-complex="72pt"/>
    </style:style>
    <style:style style:name="P2" style:family="paragraph">
      <style:text-properties style:text-position="0% 100%" fo:font-size="72pt" style:font-size-asian="72pt" style:font-size-complex="7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style:text-position="0% 100%" fo:font-size="18pt" style:font-size-asian="18pt" style:font-size-complex="18pt"/>
    </style:style>
    <style:style style:name="P5" style:family="paragraph">
      <style:text-properties fo:font-size="88pt" style:font-size-asian="88pt" style:font-size-complex="88pt"/>
    </style:style>
    <style:style style:name="P6" style:family="paragraph">
      <style:text-properties style:text-position="0% 100%" fo:font-size="88pt" style:font-size-asian="88pt" style:font-size-complex="88pt"/>
    </style:style>
    <style:style style:name="T1" style:family="text">
      <style:text-properties style:text-position="0% 100%" fo:font-size="72pt" style:font-size-asian="72pt" style:font-size-complex="72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 fo:font-size="88pt" style:font-size-asian="88pt" style:font-size-complex="8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0" draw:style-name="gr2" draw:text-style-name="P4" svg:width="4.922cm" svg:height="3.361cm" svg:x="11.423cm" svg:y="10.331cm"><text:p text:style-name="P3"><text:span text:style-name="T2">Things here will</text:span></text:p><text:p text:style-name="P3"><text:span text:style-name="T2">be thrown away in</text:span></text:p><text:p text:style-name="P3"><text:span text:style-name="T2">less than 2 weeks!</text:span></text:p><draw:enhanced-geometry svg:viewBox="0 0 21600 21600" draw:type="rectangle" draw:enhanced-path="M 0 0 L 21600 0 21600 21600 0 21600 0 0 Z N"/></draw:custom-shape><draw:custom-shape text:anchor-type="paragraph" draw:z-index="9" draw:style-name="gr2" draw:text-style-name="P6" svg:width="10.055cm" svg:height="3.97cm" svg:x="0.84cm" svg:y="9.908cm"><text:p text:style-name="P5"><text:span text:style-name="T3">2 weeks</text:span></text:p><draw:enhanced-geometry svg:viewBox="0 0 21600 21600" draw:type="rectangle" draw:enhanced-path="M 0 0 L 21600 0 21600 21600 0 21600 0 0 Z N"/></draw:custom-shape><draw:custom-shape text:anchor-type="paragraph" draw:z-index="8" draw:style-name="gr1" svg:width="16.67cm" svg:height="3.97cm" svg:x="0.125cm" svg:y="10.04cm"><text:p/><draw:enhanced-geometry svg:viewBox="0 0 21600 21600" draw:type="rectangle" draw:enhanced-path="M 0 0 L 21600 0 21600 21600 0 21600 0 0 Z N"/></draw:custom-shape><draw:custom-shape text:anchor-type="paragraph" draw:z-index="7" draw:style-name="gr2" draw:text-style-name="P4" svg:width="4.922cm" svg:height="3.361cm" svg:x="11.449cm" svg:y="5.436cm"><text:p text:style-name="P3"><text:span text:style-name="T2">Things here will</text:span></text:p><text:p text:style-name="P3"><text:span text:style-name="T2">be thrown away in</text:span></text:p><text:p text:style-name="P3"><text:span text:style-name="T2">less than 3 weeks.</text:span>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6" svg:width="10.055cm" svg:height="3.97cm" svg:x="0.866cm" svg:y="5.013cm"><text:p text:style-name="P5"><text:span text:style-name="T3">3 weeks</text:span></text:p><draw:enhanced-geometry svg:viewBox="0 0 21600 21600" draw:type="rectangle" draw:enhanced-path="M 0 0 L 21600 0 21600 21600 0 21600 0 0 Z N"/></draw:custom-shape><draw:custom-shape text:anchor-type="paragraph" draw:z-index="5" draw:style-name="gr1" svg:width="16.67cm" svg:height="3.97cm" svg:x="0.152cm" svg:y="5.145cm"><text:p/><draw:enhanced-geometry svg:viewBox="0 0 21600 21600" draw:type="rectangle" draw:enhanced-path="M 0 0 L 21600 0 21600 21600 0 21600 0 0 Z N"/></draw:custom-shape><draw:custom-shape text:anchor-type="paragraph" draw:z-index="2" draw:style-name="gr2" draw:text-style-name="P4" svg:width="7.727cm" svg:height="1.138cm" svg:x="0.363cm" svg:y="2.658cm"><text:p text:style-name="P3"><text:span text:style-name="T2">New Stuff goes on this shelf,</text:span></text:p><text:p text:style-name="P3"><text:span text:style-name="T2">4 weeks left.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2" svg:width="7.912cm" svg:height="3.308cm" svg:x="8.698cm" svg:y="-0.041cm"><text:p text:style-name="P1"><text:span text:style-name="T1"><text:s text:c="5"/></text:span><text:span text:style-name="T1">/</text:span>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4" svg:width="7.727cm" svg:height="1.138cm" svg:x="8.433cm" svg:y="2.499cm"><text:p text:style-name="P3"><text:span text:style-name="T2">________________________</text:span></text:p><text:p text:style-name="P3"><text:span text:style-name="T2"><text:s text:c="17"/></text:span><text:span text:style-name="T2">shelves last rotated</text:span></text:p><draw:enhanced-geometry svg:viewBox="0 0 21600 21600" draw:type="rectangle" draw:enhanced-path="M 0 0 L 21600 0 21600 21600 0 21600 0 0 Z N"/></draw:custom-shape><draw:custom-shape text:anchor-type="paragraph" draw:z-index="1" draw:style-name="gr2" draw:text-style-name="P2" svg:width="7.912cm" svg:height="3.308cm" svg:x="0.363cm" svg:y="-0.173cm"><text:p text:style-name="P1"><text:span text:style-name="T1">In Pile</text:span></text:p><draw:enhanced-geometry svg:viewBox="0 0 21600 21600" draw:type="rectangle" draw:enhanced-path="M 0 0 L 21600 0 21600 21600 0 21600 0 0 Z N"/></draw:custom-shape><draw:custom-shape text:anchor-type="paragraph" draw:z-index="0" draw:style-name="gr1" svg:width="16.67cm" svg:height="3.97cm" svg:x="0.125cm" svg:y="0.145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2" draw:style-name="gr2" draw:text-style-name="P6" svg:width="10.055cm" svg:height="3.97cm" svg:x="0.813cm" svg:y="0.314cm"><text:p text:style-name="P5"><text:span text:style-name="T3">1 week!</text:span></text:p><draw:enhanced-geometry svg:viewBox="0 0 21600 21600" draw:type="rectangle" draw:enhanced-path="M 0 0 L 21600 0 21600 21600 0 21600 0 0 Z N"/></draw:custom-shape><draw:custom-shape text:anchor-type="paragraph" draw:z-index="11" draw:style-name="gr1" svg:width="16.67cm" svg:height="3.97cm" svg:x="0.099cm" svg:y="0.31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3" draw:style-name="gr2" draw:text-style-name="P4" svg:width="5.716cm" svg:height="3.361cm" svg:x="11.211cm" svg:y="0.092cm"><text:p text:style-name="P3"><text:span text:style-name="T2">Someone take this</text:span></text:p><text:p text:style-name="P3"><text:span text:style-name="T2">stuff! Anyone! It</text:span></text:p><text:p text:style-name="P3"><text:span text:style-name="T2">will be thrown away</text:span></text:p><text:p text:style-name="P3"><text:span text:style-name="T2">very soon!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clken Dawson</meta:initial-creator>
    <meta:creation-date>2014-04-18T18:25:33.056010183</meta:creation-date>
    <dc:date>2014-04-18T18:44:10.796397493</dc:date>
    <dc:creator>Braclken Dawson</dc:creator>
    <meta:editing-duration>PT3M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